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4107b8"/>
    </style:style>
    <style:style style:name="P2" style:family="paragraph" style:parent-style-name="Standard">
      <style:text-properties style:font-name="Linux Libertine O" officeooo:rsid="0035cc64" officeooo:paragraph-rsid="0041c510"/>
    </style:style>
    <style:style style:name="P3" style:family="paragraph" style:parent-style-name="Standard">
      <style:text-properties style:font-name="Linux Libertine O" officeooo:rsid="00365ccf" officeooo:paragraph-rsid="002dda6f"/>
    </style:style>
    <style:style style:name="P4" style:family="paragraph" style:parent-style-name="Standard">
      <style:text-properties style:font-name="Linux Libertine O" officeooo:rsid="0043f50f" officeooo:paragraph-rsid="0043f50f"/>
    </style:style>
    <style:style style:name="P5" style:family="paragraph" style:parent-style-name="Standard">
      <style:text-properties style:font-name="Linux Libertine O" officeooo:rsid="0043f50f" officeooo:paragraph-rsid="00461e13"/>
    </style:style>
    <style:style style:name="P6" style:family="paragraph" style:parent-style-name="Standard">
      <style:text-properties style:font-name="Linux Libertine O" officeooo:rsid="0043f50f" officeooo:paragraph-rsid="00462e7e"/>
    </style:style>
    <style:style style:name="P7" style:family="paragraph" style:parent-style-name="Standard">
      <style:text-properties style:font-name="Linux Libertine O" officeooo:rsid="0043f50f" officeooo:paragraph-rsid="004a66e0"/>
    </style:style>
    <style:style style:name="P8" style:family="paragraph" style:parent-style-name="Standard">
      <style:text-properties style:font-name="Linux Libertine O" officeooo:rsid="0045121a" officeooo:paragraph-rsid="0045121a"/>
    </style:style>
    <style:style style:name="P9" style:family="paragraph" style:parent-style-name="Standard">
      <style:text-properties style:font-name="Linux Libertine O" officeooo:rsid="0045121a" officeooo:paragraph-rsid="00461e13"/>
    </style:style>
    <style:style style:name="P10" style:family="paragraph" style:parent-style-name="Standard">
      <style:text-properties style:font-name="Linux Libertine O" officeooo:rsid="0045121a" officeooo:paragraph-rsid="00462e7e"/>
    </style:style>
    <style:style style:name="P11" style:family="paragraph" style:parent-style-name="Standard">
      <style:text-properties style:font-name="Linux Libertine O" officeooo:rsid="00462e7e" officeooo:paragraph-rsid="00462e7e"/>
    </style:style>
    <style:style style:name="P12" style:family="paragraph" style:parent-style-name="Standard">
      <style:text-properties style:font-name="Linux Libertine O" officeooo:rsid="00462e7e" officeooo:paragraph-rsid="004acf26"/>
    </style:style>
    <style:style style:name="P13" style:family="paragraph" style:parent-style-name="Standard">
      <style:text-properties style:font-name="Linux Libertine O" officeooo:rsid="00462e7e" officeooo:paragraph-rsid="004b6155"/>
    </style:style>
    <style:style style:name="P14" style:family="paragraph" style:parent-style-name="Standard">
      <style:text-properties style:font-name="Linux Libertine O" officeooo:rsid="004107b8" officeooo:paragraph-rsid="004107b8"/>
    </style:style>
    <style:style style:name="P15" style:family="paragraph" style:parent-style-name="Standard">
      <style:text-properties style:font-name="Linux Libertine O" officeooo:rsid="004a66e0" officeooo:paragraph-rsid="004a66e0"/>
    </style:style>
    <style:style style:name="P16" style:family="paragraph" style:parent-style-name="Heading">
      <style:text-properties officeooo:paragraph-rsid="003fff47"/>
    </style:style>
    <style:style style:name="P17" style:family="paragraph" style:parent-style-name="Standard">
      <style:text-properties officeooo:paragraph-rsid="0045121a"/>
    </style:style>
    <style:style style:name="P18" style:family="paragraph" style:parent-style-name="Standard">
      <style:text-properties officeooo:rsid="00462e7e" officeooo:paragraph-rsid="00462e7e"/>
    </style:style>
    <style:style style:name="P19" style:family="paragraph" style:parent-style-name="Heading_20_1">
      <style:text-properties officeooo:paragraph-rsid="003fff47"/>
    </style:style>
    <style:style style:name="P20" style:family="paragraph" style:parent-style-name="Standard">
      <style:text-properties style:font-name="Linux Libertine O" officeooo:rsid="004b6155" officeooo:paragraph-rsid="004b6155"/>
    </style:style>
    <style:style style:name="P21" style:family="paragraph" style:parent-style-name="Standard">
      <style:text-properties style:font-name="Linux Libertine O" officeooo:rsid="00365ccf" officeooo:paragraph-rsid="002dda6f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2e7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5121a"/>
    </style:style>
    <style:style style:name="T6" style:family="text">
      <style:text-properties style:font-name="Linux Libertine O" officeooo:rsid="00453a1c"/>
    </style:style>
    <style:style style:name="T7" style:family="text">
      <style:text-properties style:font-name="Linux Libertine O" officeooo:rsid="00461e13"/>
    </style:style>
    <style:style style:name="T8" style:family="text">
      <style:text-properties style:font-name="Linux Libertine O" officeooo:rsid="00462e7e"/>
    </style:style>
    <style:style style:name="T9" style:family="text">
      <style:text-properties style:font-name="Linux Libertine O" officeooo:rsid="0047a391"/>
    </style:style>
    <style:style style:name="T10" style:family="text">
      <style:text-properties style:font-name="Linux Libertine O" officeooo:rsid="004a66e0"/>
    </style:style>
    <style:style style:name="T11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fo:color="#004586" loext:opacity="100%" style:font-name="Linux Libertine O" fo:font-size="18.2000007629395pt" fo:font-weight="bold" officeooo:rsid="004a66e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5" style:family="text">
      <style:text-properties officeooo:rsid="0044826f"/>
    </style:style>
    <style:style style:name="T16" style:family="text">
      <style:text-properties officeooo:rsid="0045121a"/>
    </style:style>
    <style:style style:name="T17" style:family="text">
      <style:text-properties officeooo:rsid="00462e7e"/>
    </style:style>
    <style:style style:name="T18" style:family="text">
      <style:text-properties officeooo:rsid="0046edd1"/>
    </style:style>
    <style:style style:name="T19" style:family="text">
      <style:text-properties officeooo:rsid="0048d3e2"/>
    </style:style>
    <style:style style:name="T20" style:family="text">
      <style:text-properties officeooo:rsid="00494e0a"/>
    </style:style>
    <style:style style:name="T21" style:family="text">
      <style:text-properties officeooo:rsid="004a66e0"/>
    </style:style>
    <style:style style:name="T22" style:family="text">
      <style:text-properties officeooo:rsid="004acf26"/>
    </style:style>
    <style:style style:name="T23" style:family="text">
      <style:text-properties officeooo:rsid="004b33b7"/>
    </style:style>
    <style:style style:name="T24" style:family="text">
      <style:text-properties officeooo:rsid="004b6155"/>
    </style:style>
    <style:style style:name="T25" style:family="text">
      <style:text-properties officeooo:rsid="004c93f1"/>
    </style:style>
    <style:style style:name="T26" style:family="text">
      <style:text-properties officeooo:rsid="004dd1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14">Ras-el-hanout</text:span><text:span text:style-name="T11"> chicken</text:span><text:span text:style-name="T12"> </text:span><text:span text:style-name="T14">pot</text:span><text:span text:style-name="T11"> </text:span><text:span text:style-name="T12">(</text:span><text:span text:style-name="T13">4</text:span><text:span text:style-name="T12"> portions; </text:span><text:span text:style-name="T14">5</text:span><text:span text:style-name="T13">0 </text:span><text:span text:style-name="T12">min)</text:span></text:h>
      <text:p text:style-name="P16"><text:span text:style-name="T1">For </text:span><text:span text:style-name="T2">the prep</text:span></text:p>
      <text:p text:style-name="P11"><text:span text:style-name="T21">3</text:span><text:span text:style-name="T20"> tsp</text:span> <text:span text:style-name="T21">ras-el-hanout</text:span></text:p>
      <text:p text:style-name="P4"><text:span text:style-name="T17">32</text:span>0g <text:span text:style-name="T17">diced </text:span>chicken breast<text:span text:style-name="T15">s</text:span></text:p>
      <text:p text:style-name="P1"/>
      <text:p text:style-name="P3"/>
      <text:p text:style-name="P17"><text:span text:style-name="T6">Trim and c</text:span><text:span text:style-name="T5">ut the chicken breasts </text:span><text:span text:style-name="T10">or goujons</text:span><text:span text:style-name="T5"> into </text:span><text:span text:style-name="T8">small pieces. Add </text:span><text:span text:style-name="T9">the</text:span><text:span text:style-name="T8"> spices to the meat and mix</text:span><text:span text:style-name="T5"> to make sure the pieces are evenly coated.</text:span></text:p>
      <text:p text:style-name="P18"><text:span text:style-name="T7">M</text:span><text:span text:style-name="T4">arinade for a few hours if possible, otherwise do this as the first thing before prepping the other ingredients.</text:span></text:p>
      <text:p text:style-name="P3"/>
      <text:p text:style-name="P3"/>
      <text:p text:style-name="P16"><text:span text:style-name="T1">For </text:span><text:span text:style-name="T2">the </text:span><text:span text:style-name="T3">sauce</text:span></text:p>
      <text:p text:style-name="P14"><text:span text:style-name="T20">6</text:span> tbsp olive oil</text:p>
      <text:p text:style-name="P11"><text:span text:style-name="T21">1</text:span><text:span text:style-name="T20"> tsp</text:span> <text:span text:style-name="T21">ras-el-hanout</text:span></text:p>
      <text:p text:style-name="P15">1 flat tsp turmeric</text:p>
      <text:p text:style-name="P15">fresh ground black pepper to taste</text:p>
      <text:p text:style-name="P2"/>
      <text:p text:style-name="P5"><text:span text:style-name="T21">3 large</text:span> cloves garlic <text:span text:style-name="T21">or 2 frozen blocks</text:span></text:p>
      <text:p text:style-name="P5"><text:span text:style-name="T17">2-3</text:span> red onion<text:span text:style-name="T17">s (~250-300g)</text:span></text:p>
      <text:p text:style-name="P5"/>
      <text:p text:style-name="P7"><text:span text:style-name="T17">2</text:span><text:span text:style-name="T21">0</text:span><text:span text:style-name="T17">0</text:span>g cherry tomatoes</text:p>
      <text:p text:style-name="P7"/>
      <text:p text:style-name="P6"><text:span text:style-name="T17">1</text:span> stock pot <text:span text:style-name="T21">or cube</text:span></text:p>
      <text:p text:style-name="P11"><text:span text:style-name="T21">2</text:span> tin<text:span text:style-name="T21">s</text:span> chickpeas</text:p>
      <text:p text:style-name="P11">1 tin <text:span text:style-name="T19">plum</text:span> tomatoes</text:p>
      <text:p text:style-name="P6"/>
      <text:p text:style-name="P11"><text:span text:style-name="T21">2</text:span><text:span text:style-name="T24">5</text:span>0g frozen spinach <text:span text:style-name="T21">(optional – </text:span><text:span text:style-name="T26">whole</text:span><text:span text:style-name="T21"> </text:span><text:span text:style-name="T26">baby leaf and chopped both work</text:span><text:span text:style-name="T21">)</text:span></text:p>
      <text:p text:style-name="P11"/>
      <text:p text:style-name="P15"><text:span text:style-name="T24">1</text:span> tsp honey <text:span text:style-name="T24">per portion to serve</text:span></text:p>
      <text:p text:style-name="P15"/>
      <text:p text:style-name="P9"/>
      <text:p text:style-name="P10">Peel and roughly chop the garlic <text:span text:style-name="T17">and onions</text:span>. Cover the bottom of a pan in oil and heat.</text:p>
      <text:p text:style-name="P10"><text:span text:style-name="T17">Fry the spices for a few seconds </text:span><text:span text:style-name="T21">on a medium heat</text:span><text:span text:style-name="T17">, then a</text:span>dd the onion and garlic <text:span text:style-name="T17">and</text:span> fry on high heat for <text:span text:style-name="T17">a minute.</text:span></text:p>
      <text:p text:style-name="P8"/>
      <text:p text:style-name="P11"><text:span text:style-name="T16">A</text:span>dd the chicken and fry on high heat for a few minutes, mixing well to make sure the chicken is sealed evenly. <text:span text:style-name="T21">Wash and halve the cherry tomatoes, then add to the pot and fry for a couple of minutes.</text:span></text:p>
      <text:p text:style-name="P11"/>
      <text:p text:style-name="P11">Add the chickpeas with the liquid from the can, the tinned tomatoes and the stock pot. B<text:span text:style-name="T19">reak up the tomatoes, b</text:span>ring to the boil and simmer for 5 minutes.</text:p>
      <text:p text:style-name="P11"/>
      <text:p text:style-name="P12"><text:span text:style-name="T22">If using spinach, a</text:span>dd <text:span text:style-name="T25">it</text:span> <text:span text:style-name="T22">and b</text:span>ring to the boil, mix<text:span text:style-name="T23">ing</text:span> well to break <text:span text:style-name="T25">it</text:span> up.</text:p>
      <text:p text:style-name="P12"/>
      <text:p text:style-name="P13"><text:span text:style-name="T22">A</text:span>dd<text:span text:style-name="T18"> a bit of hot water if needed </text:span><text:span text:style-name="T22">and</text:span><text:span text:style-name="T18"> </text:span><text:span text:style-name="T22">s</text:span>immer for another <text:span text:style-name="T21">10-15</text:span> minutes.</text:p>
      <text:p text:style-name="P13"/>
      <text:p text:style-name="P20">Serve and stir a teaspoon of honey into each bowl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6-01-05T22:48:40.778070233</dc:date>
    <meta:editing-duration>PT2H8M3S</meta:editing-duration>
    <meta:editing-cycles>55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280" meta:character-count="1448" meta:non-whitespace-character-count="1193"/>
  </office:meta>
</office:document-meta>
</file>